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f88b" officeooo:paragraph-rsid="001ef88b"/>
    </style:style>
    <style:style style:name="P2" style:family="paragraph" style:parent-style-name="Standard">
      <style:text-properties style:text-underline-style="solid" style:text-underline-width="auto" style:text-underline-color="font-color" officeooo:rsid="001ef88b" officeooo:paragraph-rsid="001ef88b"/>
    </style:style>
    <style:style style:name="P3" style:family="paragraph" style:parent-style-name="Standard">
      <style:text-properties style:text-underline-style="none" officeooo:rsid="001ef88b" officeooo:paragraph-rsid="001ef88b"/>
    </style:style>
    <style:style style:name="P4" style:family="paragraph" style:parent-style-name="Standard" style:list-style-name="L3">
      <style:text-properties style:text-underline-style="none" officeooo:rsid="001ef88b" officeooo:paragraph-rsid="001ef88b"/>
    </style:style>
    <style:style style:name="P5" style:family="paragraph" style:parent-style-name="Standard" style:list-style-name="L3">
      <style:text-properties style:text-underline-style="none" officeooo:rsid="0020f21e" officeooo:paragraph-rsid="0020f21e"/>
    </style:style>
    <style:style style:name="P6" style:family="paragraph" style:parent-style-name="Standard">
      <style:text-properties style:text-underline-style="none" officeooo:rsid="0020f21e" officeooo:paragraph-rsid="0020f21e"/>
    </style:style>
    <style:style style:name="P7" style:family="paragraph" style:parent-style-name="Standard" style:list-style-name="L3">
      <style:text-properties style:text-underline-style="none" officeooo:rsid="002119ff" officeooo:paragraph-rsid="002119ff"/>
    </style:style>
    <style:style style:name="P8" style:family="paragraph" style:parent-style-name="Standard" style:list-style-name="L3">
      <style:text-properties officeooo:paragraph-rsid="0023a077"/>
    </style:style>
    <style:style style:name="P9" style:family="paragraph" style:parent-style-name="Standard" style:list-style-name="L3">
      <style:text-properties officeooo:rsid="0022cef4" officeooo:paragraph-rsid="0022cef4"/>
    </style:style>
    <style:style style:name="P10" style:family="paragraph" style:parent-style-name="Standard" style:list-style-name="L3">
      <style:text-properties officeooo:rsid="0022cef4" officeooo:paragraph-rsid="0023a077"/>
    </style:style>
    <style:style style:name="T1" style:family="text">
      <style:text-properties fo:font-style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f21e"/>
    </style:style>
    <style:style style:name="T4" style:family="text">
      <style:text-properties fo:color="#cc00cc"/>
    </style:style>
    <style:style style:name="T5" style:family="text">
      <style:text-properties fo:color="#cc00cc" style:font-name="Liberation Serif" style:text-underline-style="none"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style:font-name="Liberation Serif1" fo:font-style="italic" style:text-underline-style="none" fo:font-weight="normal" officeooo:rsid="002119ff" style:font-style-asian="italic" style:font-weight-asian="normal" style:font-style-complex="italic" style:font-weight-complex="normal"/>
    </style:style>
    <style:style style:name="T10" style:family="text">
      <style:text-properties style:use-window-font-color="true" style:font-name="Liberation Serif1" fo:font-style="italic" style:text-underline-style="none" fo:font-weight="normal" officeooo:rsid="0023a077" style:font-style-asian="italic" style:font-weight-asian="normal" style:font-style-complex="italic" style:font-weight-complex="normal"/>
    </style:style>
    <style:style style:name="T11" style:family="text">
      <style:text-properties style:use-window-font-color="true" style:font-name="Liberation Serif1" fo:font-style="normal" style:text-underline-style="none" fo:font-weight="normal" officeooo:rsid="0023a077" style:font-style-asian="normal" style:font-weight-asian="normal" style:font-style-complex="normal" style:font-weight-complex="normal"/>
    </style:style>
    <style:style style:name="T12" style:family="text">
      <style:text-properties style:use-window-font-color="true" style:font-name="Liberation Serif" style:text-underline-style="none" fo:font-weight="normal" style:font-weight-asian="normal" style:font-weight-complex="normal"/>
    </style:style>
    <style:style style:name="T13" style:family="text">
      <style:text-properties style:use-window-font-color="true" style:font-name="Liberation Serif" style:text-underline-style="none" fo:font-weight="normal" officeooo:rsid="002119ff" style:font-weight-asian="normal" style:font-weight-complex="normal"/>
    </style:style>
    <style:style style:name="T14" style:family="text">
      <style:text-properties style:use-window-font-color="true" style:font-name="Liberation Serif" style:text-underline-style="none" fo:font-weight="normal" officeooo:rsid="0022cef4" style:font-weight-asian="normal" style:font-weight-complex="normal"/>
    </style:style>
    <style:style style:name="T15" style:family="text">
      <style:text-properties style:use-window-font-color="true" style:font-name="Liberation Serif" style:text-underline-style="none" fo:font-weight="normal" officeooo:rsid="0023a077" style:font-weight-asian="normal" style:font-weight-complex="normal"/>
    </style:style>
    <style:style style:name="T16" style:family="text">
      <style:text-properties style:use-window-font-color="true" style:font-name="Liberation Serif" style:text-underline-style="none" fo:font-weight="bold" style:font-weight-asian="bold" style:font-weight-complex="bold"/>
    </style:style>
    <style:style style:name="T17" style:family="text">
      <style:text-properties style:use-window-font-color="true" style:font-name="Liberation Serif" style:text-underline-style="none" fo:font-weight="bold" officeooo:rsid="0023a077" style:font-weight-asian="bold" style:font-weight-complex="bold"/>
    </style:style>
    <style:style style:name="T18" style:family="text">
      <style:text-properties style:use-window-font-color="true" style:font-name="Liberation Serif" fo:font-style="italic" style:text-underline-style="none" fo:font-weight="normal" style:font-style-asian="italic" style:font-weight-asian="normal" style:font-style-complex="italic" style:font-weight-complex="normal"/>
    </style:style>
    <style:style style:name="T19" style:family="text">
      <style:text-properties style:use-window-font-color="true" style:font-name="Liberation Serif" fo:font-style="italic" style:text-underline-style="none" fo:font-weight="normal" officeooo:rsid="002119ff" style:font-style-asian="italic" style:font-weight-asian="normal" style:font-style-complex="italic" style:font-weight-complex="normal"/>
    </style:style>
    <style:style style:name="T20" style:family="text">
      <style:text-properties style:use-window-font-color="true" style:font-name="Liberation Serif" fo:font-style="italic" style:text-underline-style="none" fo:font-weight="normal" officeooo:rsid="0023a077" style:font-style-asian="italic" style:font-weight-asian="normal" style:font-style-complex="italic" style:font-weight-complex="normal"/>
    </style:style>
    <style:style style:name="T21" style:family="text">
      <style:text-properties style:use-window-font-color="true" style:text-underline-style="none" fo:font-weight="normal" officeooo:rsid="002119ff" style:font-weight-asian="normal" style:font-weight-complex="normal"/>
    </style:style>
    <style:style style:name="T22" style:family="text">
      <style:text-properties style:use-window-font-color="true" style:text-underline-style="none" fo:font-weight="bold" officeooo:rsid="002119ff" style:font-weight-asian="bold" style:font-weight-complex="bold"/>
    </style:style>
    <style:style style:name="T23" style:family="text">
      <style:text-properties style:use-window-font-color="true" style:text-position="super 58%" style:font-name="Liberation Serif1" fo:font-style="italic" style:text-underline-style="none" fo:font-weight="normal" officeooo:rsid="002119ff" style:font-style-asian="italic" style:font-weight-asian="normal" style:font-style-complex="italic" style:font-weight-complex="normal"/>
    </style:style>
    <style:style style:name="T24" style:family="text">
      <style:text-properties style:use-window-font-color="true" style:text-position="super 58%" style:font-name="Liberation Serif1" fo:font-style="italic" style:text-underline-style="none" fo:font-weight="bold" officeooo:rsid="002119ff" style:font-style-asian="italic" style:font-weight-asian="bold" style:font-style-complex="italic" style:font-weight-complex="bold"/>
    </style:style>
    <style:style style:name="T25" style:family="text">
      <style:text-properties style:use-window-font-color="true" fo:font-style="italic" style:text-underline-style="none" fo:font-weight="normal" officeooo:rsid="002119ff" style:font-style-asian="italic" style:font-weight-asian="normal" style:font-style-complex="italic" style:font-weight-complex="normal"/>
    </style:style>
    <style:style style:name="T26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use-window-font-color="true" fo:font-style="italic" fo:font-weight="normal" officeooo:rsid="0022cef4" style:font-style-asian="italic" style:font-weight-asian="normal" style:font-style-complex="italic" style:font-weight-complex="normal"/>
    </style:style>
    <style:style style:name="T28" style:family="text">
      <style:text-properties style:use-window-font-color="true" fo:font-style="italic" fo:font-weight="normal" officeooo:rsid="0023a077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ra &amp; Walczak (2016) “Quantifying Lymphocyte Receptor Diversity.” <text:span text:style-name="T1">ArXiv:1604.00487 [q-Bio]</text:span></text:p>
      <text:p text:style-name="P1"><text:a xlink:type="simple" xlink:href="http://arxiv.org/abs/1604.00487" text:style-name="Internet_20_link" text:visited-style-name="Visited_20_Internet_20_Link"><text:span text:style-name="T1"/></text:a></text:p>
      <text:p text:style-name="P1"><text:a xlink:type="simple" xlink:href="http://arxiv.org/abs/1604.00487" text:style-name="Internet_20_link" text:visited-style-name="Visited_20_Internet_20_Link">http://arxiv.org/abs/1604.00487</text:a></text:p>
      <text:p text:style-name="P1"/>
      <text:p text:style-name="P2">Key points:</text:p>
      <text:p text:style-name="P3"/>
      <text:list xml:id="list7031761085390060472" text:style-name="L3">
        <text:list-item>
          <text:p text:style-name="P4">Both the potential and realised diversity of adaptive immune repertoires are very large, but the former is much larger, and it is important to distinguish the two</text:p>
        </text:list-item>
        <text:list-item>
          <text:p text:style-name="P4"><text:span text:style-name="T2">Estimates of species richness should be taken with extreme caution</text:span>, especially when the clone-size distribution is heavy-tailed (which it usually is), as in this case most estimators underestimate it <text:span text:style-name="T3">even more than usual</text:span></text:p>
        </text:list-item>
        <text:list-item>
          <text:p text:style-name="P5">When modelling the VDJ recombination process, it is <text:span text:style-name="T2">useless to estimate probabilities by counting sequences</text:span>, as the sample space is so enormous and the observed counts are confounded by population dynamics; instead, <text:span text:style-name="T2">each unique sequence should be counted once</text:span>, and used to estimate the different parameters of the recombination process <text:span text:style-name="T4">(c.f. IGoR)</text:span><text:span text:style-name="T6">.</text:span></text:p>
        </text:list-item>
        <text:list-item>
          <text:p text:style-name="P7"><text:span text:style-name="T6">The Simpson index gives the normalised expected number of shared sequences between two repertoires, and is therefore important for consideration of “public” sequences; it is very close to what is observed for real (nonproductive) sequence data.</text:span></text:p>
        </text:list-item>
        <text:list-item>
          <text:p text:style-name="P7"><text:span text:style-name="T6">Post-generation selection of lymphocytes results in a large reduction of diversity </text:span><text:span text:style-name="T4">(c.f. Elhanati 2015 – 10 bits in human blood B-cells)</text:span><text:span text:style-name="T6">; a small part of this is due to the removal of nonfunctional sequences, but most is due to </text:span><text:span text:style-name="T7">enhancement of inequalities between sequence frequencies</text:span><text:span text:style-name="T6"> leading to loss of diversity – more frequently-produced sequences are more likely to pass selection, increasing the frequency gap between them and less-likely (and less-selected-for) sequences</text:span></text:p>
        </text:list-item>
        <text:list-item>
          <text:p text:style-name="P7"><text:span text:style-name="T6">TCR memory repertoires, unlike in B-cells, are </text:span><text:span text:style-name="T7">statistically indistinguishable from naive</text:span><text:span text:style-name="T8">.</text:span></text:p>
        </text:list-item>
        <text:list-item>
          <text:p text:style-name="P8"><text:span text:style-name="T21">Within a given repertoire, the </text:span><text:span text:style-name="T22">rank-frequency distribution tends to follow a power law</text:span><text:span text:style-name="T21"> </text:span></text:p>
          <text:p text:style-name="P8"><text:span text:style-name="T25">f </text:span><text:span text:style-name="T26">∝ </text:span><text:span text:style-name="T28">1/</text:span><text:span text:style-name="T27">r</text:span><text:span text:style-name="T23">α</text:span><text:span text:style-name="T21">, with exponent </text:span><text:span text:style-name="T9">α</text:span><text:span text:style-name="T19"> </text:span><text:span text:style-name="T13">ranging from 0.65 to 1; </text:span><text:span text:style-name="T14">this has been observed in many species and can be read from a log-log RF plot.</text:span></text:p>
        </text:list-item>
        <text:list-item>
          <text:p text:style-name="P9"><text:span text:style-name="T12">The power-law nature of the RF distribution cannot be explained by neutral evolution, and suggests a model in which </text:span><text:span text:style-name="T16">each clone evolves within a fluctuating fitness landscape</text:span><text:span text:style-name="T12"> </text:span><text:span text:style-name="T5">[link for this?]</text:span><text:span text:style-name="T12">. </text:span></text:p>
        </text:list-item>
        <text:list-item>
          <text:p text:style-name="P10"><text:span text:style-name="T12">This power-law distribution also makes it challenging to estimate low-order diversity, as </text:span><text:span text:style-name="T16">the repertoire is dominated by very many low-frequency clones that are lost during sampling</text:span><text:span text:style-name="T12">. However, it can itself be used to </text:span><text:span text:style-name="T16">estimate </text:span><text:span text:style-name="T17">the average clone size</text:span><text:span text:style-name="T15"> in the repertoire; for <text:s/></text:span><text:span text:style-name="T20">0 &lt; </text:span><text:span text:style-name="T9">α</text:span><text:span text:style-name="T10"> &lt; 1</text:span><text:span text:style-name="T11">, this is given by </text:span><text:span text:style-name="T10">1/(1- </text:span><text:span text:style-name="T9">α</text:span><text:span text:style-name="T10">)</text:span><text:span text:style-name="T11">.</text:span></text:p>
        </text:list-item>
        <text:list-item>
          <text:p text:style-name="P9"><text:span text:style-name="T12">In the end, however, it is important to remember that what we really care about is the </text:span><text:span text:style-name="T18">functional</text:span><text:span text:style-name="T12"> diversity of the repertoire – and this is much harder to measure.</text:span></text:p>
        </text:list-item>
      </text:list>
      <text:p text:style-name="P6"/>
      <text:p text:style-name="P6">Connected to: ..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9:58:11.331806418</meta:creation-date>
    <dc:date>2018-09-04T10:52:29.969312052</dc:date>
    <meta:editing-duration>PT12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406" meta:character-count="2592" meta:non-whitespace-character-count="2205"/>
  </office:meta>
</office:document-meta>
</file>